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ea6d5" officeooo:paragraph-rsid="001ea6d5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text-properties fo:font-variant="normal" fo:text-transform="none" fo:color="#444444" style:font-name="Inter" fo:font-size="10.5pt" fo:letter-spacing="normal" fo:font-style="normal" fo:font-weight="normal" officeooo:rsid="001ea6d5" officeooo:paragraph-rsid="001ea6d5" style:font-size-asian="9.14999961853027pt" style:font-weight-asian="normal" style:font-size-complex="10.5pt" style:font-weight-complex="normal"/>
    </style:style>
    <style:style style:name="P3" style:family="paragraph" style:parent-style-name="Standard">
      <style:text-properties fo:font-variant="normal" fo:text-transform="none" fo:color="#444444" style:font-name="Inter" fo:font-size="10.5pt" fo:letter-spacing="normal" fo:font-style="normal" fo:font-weight="normal" officeooo:rsid="001ea6d5" officeooo:paragraph-rsid="001ea6d5" style:font-size-asian="9.14999961853027pt" style:font-weight-asian="normal" style:font-size-complex="10.5pt" style:font-weight-complex="normal"/>
    </style:style>
    <style:style style:name="P4" style:family="paragraph" style:parent-style-name="Standard" style:list-style-name="L3">
      <style:text-properties fo:font-variant="normal" fo:text-transform="none" fo:color="#444444" style:font-name="Inter" fo:font-size="10.5pt" fo:letter-spacing="normal" fo:font-style="normal" fo:font-weight="normal" officeooo:rsid="00202c58" officeooo:paragraph-rsid="00202c58" style:font-size-asian="9.14999961853027pt" style:font-style-asian="normal" style:font-weight-asian="normal" style:font-size-complex="10.5pt" style:font-style-complex="normal" style:font-weight-complex="normal"/>
    </style:style>
    <style:style style:name="P5" style:family="paragraph" style:parent-style-name="Standard">
      <style:text-properties fo:font-variant="normal" fo:text-transform="none" fo:color="#444444" style:font-name="Inter" fo:font-size="10.5pt" fo:letter-spacing="normal" fo:font-style="normal" fo:font-weight="normal" officeooo:rsid="00202c58" officeooo:paragraph-rsid="00202c58" style:font-size-asian="9.14999961853027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 style:list-style-name="L4">
      <style:text-properties fo:font-variant="normal" fo:text-transform="none" fo:color="#444444" style:font-name="Inter" fo:font-size="10.5pt" fo:letter-spacing="normal" fo:font-style="normal" fo:font-weight="normal" officeooo:rsid="00202c58" officeooo:paragraph-rsid="00202c58" style:font-size-asian="9.14999961853027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 style:list-style-name="L5">
      <style:text-properties fo:font-variant="normal" fo:text-transform="none" fo:color="#444444" style:font-name="Inter" fo:font-size="10.5pt" fo:letter-spacing="normal" fo:font-style="normal" fo:font-weight="normal" officeooo:rsid="00210dce" officeooo:paragraph-rsid="00210dce" style:font-size-asian="9.14999961853027pt" style:font-style-asian="normal" style:font-weight-asian="normal" style:font-size-complex="10.5pt" style:font-style-complex="normal" style:font-weight-complex="normal"/>
    </style:style>
    <style:style style:name="P8" style:family="paragraph" style:parent-style-name="Standard" style:list-style-name="L5">
      <style:text-properties fo:font-variant="normal" fo:text-transform="none" fo:color="#444444" style:font-name="Inter" fo:font-size="10.5pt" fo:letter-spacing="normal" fo:font-style="normal" fo:font-weight="normal" officeooo:paragraph-rsid="00210dce"/>
    </style:style>
    <style:style style:name="P9" style:family="paragraph" style:parent-style-name="Standard">
      <style:text-properties fo:font-variant="normal" fo:text-transform="none" fo:color="#444444" style:font-name="Inter" fo:font-size="10.5pt" fo:letter-spacing="normal" fo:font-style="normal" fo:font-weight="bold" officeooo:rsid="001ea6d5" officeooo:paragraph-rsid="001ea6d5" style:font-size-asian="9.14999961853027pt" style:font-weight-asian="bold" style:font-size-complex="10.5pt" style:font-weight-complex="bold"/>
    </style:style>
    <style:style style:name="P10" style:family="paragraph" style:parent-style-name="Standard">
      <style:text-properties fo:font-variant="normal" fo:text-transform="none" fo:color="#444444" style:font-name="Inter" fo:font-size="10.5pt" fo:letter-spacing="normal" fo:font-style="normal" fo:font-weight="bold" officeooo:rsid="001ea6d5" officeooo:paragraph-rsid="001ea6d5" style:font-size-asian="9.14999961853027pt" style:font-style-asian="normal" style:font-weight-asian="bold" style:font-size-complex="10.5pt" style:font-style-complex="normal" style:font-weight-complex="bold"/>
    </style:style>
    <style:style style:name="P11" style:family="paragraph" style:parent-style-name="Standard">
      <style:text-properties fo:font-variant="normal" fo:text-transform="none" fo:color="#444444" style:font-name="Inter" fo:font-size="10.5pt" fo:letter-spacing="normal" fo:font-style="normal" fo:font-weight="bold" officeooo:rsid="00202c58" officeooo:paragraph-rsid="00202c58" style:font-size-asian="9.14999961853027pt" style:font-style-asian="normal" style:font-weight-asian="bold" style:font-size-complex="10.5pt" style:font-style-complex="normal" style:font-weight-complex="bold"/>
    </style:style>
    <style:style style:name="P1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f" style:font-name="ui-monospace" fo:font-size="9.75pt" fo:letter-spacing="normal" fo:font-style="normal" fo:font-weight="normal"/>
    </style:style>
    <style:style style:name="P1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f" fo:letter-spacing="normal"/>
    </style:style>
    <style:style style:name="P1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f" fo:letter-spacing="normal" officeooo:rsid="00210dce" officeooo:paragraph-rsid="00210dce"/>
    </style:style>
    <style:style style:name="P15" style:family="paragraph" style:parent-style-name="Preformatted_20_Text" style:list-style-name="L6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f" fo:letter-spacing="normal" officeooo:rsid="00210dce" officeooo:paragraph-rsid="00210dce"/>
    </style:style>
    <style:style style:name="T1" style:family="text">
      <style:text-properties officeooo:rsid="001ea6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210dce" style:font-size-asian="9.14999961853027pt" style:font-style-asian="normal" style:font-weight-asian="normal" style:font-size-complex="10.5pt" style:font-style-complex="normal" style:font-weight-complex="normal"/>
    </style:style>
    <style:style style:name="T4" style:family="text">
      <style:text-properties style:font-name="ui-monospace" fo:font-size="9.75pt" fo:font-style="normal" fo:font-weight="normal"/>
    </style:style>
    <style:style style:name="T5" style:family="text">
      <style:text-properties style:font-name="ui-monospace" fo:font-size="9.75pt" fo:font-style="normal" fo:font-weight="normal" officeooo:rsid="00210dce"/>
    </style:style>
    <style:style style:name="T6" style:family="text">
      <style:text-properties fo:color="#24292f" style:text-line-through-style="none" style:text-line-through-type="none" style:font-name="ui-monospace" fo:font-size="9.75pt"/>
    </style:style>
    <style:style style:name="T7" style:family="text">
      <style:text-properties fo:color="#444444" style:text-line-through-style="none" style:text-line-through-type="none" style:font-name="Inter" fo:font-size="10.5pt" fo:font-style="normal" fo:font-weight="normal" style:font-size-asian="9.14999961853027pt" style:font-style-asian="normal" style:font-weight-asian="normal" style:font-size-complex="10.5pt" style:font-style-complex="normal" style:font-weight-complex="normal"/>
    </style:style>
    <style:style style:name="T8" style:family="text">
      <style:text-properties fo:color="#444444" style:text-line-through-style="none" style:text-line-through-type="none" style:font-name="Inter" fo:font-size="10.5pt" fo:font-style="normal" fo:font-weight="normal" officeooo:rsid="00210dce" style:font-size-asian="9.14999961853027pt" style:font-style-asian="normal" style:font-weight-asian="normal" style:font-size-complex="10.5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4"/>Docker Task</text:p>
      <text:p text:style-name="P1"/>
      <text:p text:style-name="P9">1. Pull an Apache image from registry and create a container of the image and login to the running container</text:p>
      <text:p text:style-name="P9"/>
      <text:p text:style-name="P9"/>
      <text:list xml:id="list461214098" text:style-name="L1">
        <text:list-item>
          <text:p text:style-name="P2">docker pull httpd(pull docker image from repositry)</text:p>
        </text:list-item>
        <text:list-item>
          <text:p text:style-name="P2">docker images(check iso images)</text:p>
        </text:list-item>
        <text:list-item>
          <text:p text:style-name="P2">docker run -it -d httpd (create docker container)</text:p>
        </text:list-item>
        <text:list-item>
          <text:p text:style-name="P2">Docker exec -it iamge id bash 1ecee270c290(image id ) bash (Run docker container)</text:p>
        </text:list-item>
        <text:list-item>
          <text:p text:style-name="P2">docker ps (check running status)</text:p>
        </text:list-item>
      </text:list>
      <text:p text:style-name="P3"/>
      <text:p text:style-name="P10">2. How to check the docker service status on local environment</text:p>
      <text:p text:style-name="P10"/>
      <text:p text:style-name="P10"/>
      <text:list xml:id="list2957726769" text:style-name="L3">
        <text:list-item>
          <text:p text:style-name="P4">sudo systemctl status docker</text:p>
        </text:list-item>
      </text:list>
      <text:p text:style-name="P5"/>
      <text:p text:style-name="P11">3. How to remove running docker images and docker containers</text:p>
      <text:p text:style-name="P11"/>
      <text:p text:style-name="P11"/>
      <text:list xml:id="list291770532" text:style-name="L4">
        <text:list-item>
          <text:p text:style-name="P6">docker stop <text:s/><text:span text:style-name="T1">1ecee270c290</text:span>(image id)</text:p>
        </text:list-item>
        <text:list-item>
          <text:p text:style-name="P6">docker rmi httpd(remove docker image)</text:p>
        </text:list-item>
        <text:list-item>
          <text:p text:style-name="P6">docker rm <text:s/><text:span text:style-name="T1">1ecee270c290</text:span>(remove docker container)</text:p>
        </text:list-item>
      </text:list>
      <text:p text:style-name="P5"/>
      <text:p text:style-name="P11">4. Install lando on the local environment and setup a simple application of wordpress with lando</text:p>
      <text:p text:style-name="P11"/>
      <text:p text:style-name="P11"/>
      <text:list xml:id="list3004158312" text:style-name="L5">
        <text:list-item>
          <text:p text:style-name="P7">wget <text:s/><text:a xlink:type="simple" xlink:href="https://files.devwithlando.io/lando-stable.deb" text:style-name="Internet_20_link" text:visited-style-name="Visited_20_Internet_20_Link">https://files.devwithlando.io/lando-stable.deb</text:a> (install the lando)</text:p>
        </text:list-item>
        <text:list-item>
          <text:p text:style-name="P7">sudo dpkg - i<text:span text:style-name="T2"> lando – stable.deb</text:span></text:p>
        </text:list-item>
        <text:list-item>
          <text:p text:style-name="P7"><text:span text:style-name="T2">lando init </text:span></text:p>
        </text:list-item>
        <text:list-item>
          <text:p text:style-name="P7"><text:span text:style-name="T2">lando –version (to check lando version)</text:span></text:p>
        </text:list-item>
        <text:list-item>
          <text:p text:style-name="P7"><text:span text:style-name="T2">mkdir lando</text:span></text:p>
        </text:list-item>
        <text:list-item>
          <text:p text:style-name="P7"><text:span text:style-name="T2">cd lando (open dir)</text:span></text:p>
        </text:list-item>
        <text:list-item>
          <text:p text:style-name="P7"><text:span text:style-name="T2">nano .lando.yml (create yml file)</text:span></text:p>
          <text:p text:style-name="P8"><text:span text:style-name="T3">[ </text:span><text:span text:style-name="T6">recipe: wordpress</text:span></text:p>
        </text:list-item>
      </text:list>
      <text:p text:style-name="P12"><text:s text:c="14"/>config:</text:p>
      <text:p text:style-name="P13"><text:s text:c="7"/><text:span text:style-name="T4">php: '7.4'</text:span></text:p>
      <text:p text:style-name="P13"><text:s text:c="7"/><text:span text:style-name="T4">composer_version: '2.0.7'</text:span></text:p>
      <text:p text:style-name="P13"><text:s text:c="7"/><text:span text:style-name="T4">via: apache:2.4</text:span></text:p>
      <text:p text:style-name="P13"><text:s text:c="7"/><text:span text:style-name="T4">webroot: .</text:span></text:p>
      <text:p text:style-name="P13"><text:s text:c="7"/><text:span text:style-name="T4">database: mysql:5.7</text:span></text:p>
      <text:p text:style-name="P13"><text:s text:c="7"/><text:span text:style-name="T4">xdebug: false</text:span></text:p>
      <text:p text:style-name="P13"><text:s text:c="7"/><text:span text:style-name="T4">config:</text:span></text:p>
      <text:p text:style-name="P13"><text:s text:c="7"/><text:span text:style-name="T4">database: SEE BELOW</text:span></text:p>
      <text:p text:style-name="P13"><text:s text:c="7"/><text:span text:style-name="T4">php: SEE BELOW</text:span></text:p>
      <text:p text:style-name="P13"><text:s text:c="7"/><text:span text:style-name="T4">server: SEE BELOW</text:span></text:p>
      <text:p text:style-name="P13"><text:s text:c="7"/><text:span text:style-name="T4">vhosts: SEE BELOW</text:span><text:span text:style-name="T8">]</text:span></text:p>
      <text:p text:style-name="P14"><text:span text:style-name="T7"><text:s text:c="10"/>save this code </text:span></text:p>
      <text:list xml:id="list784571346" text:style-name="L6">
        <text:list-item>
          <text:p text:style-name="P15"><text:span text:style-name="T7">lando star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16:25:14.645761012</meta:creation-date>
    <dc:date>2021-09-13T16:56:23.232990202</dc:date>
    <meta:editing-duration>PT9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96" meta:character-count="1318" meta:non-whitespace-character-count="1035"/>
  </office:meta>
</office:document-meta>
</file>